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6.6931in" table:align="margins" style:may-break-between-rows="false"/>
    </style:style>
    <style:style style:name="Таблица3.A" style:family="table-column">
      <style:table-column-properties style:column-width="0.7563in" style:rel-column-width="7407*"/>
    </style:style>
    <style:style style:name="Таблица3.B" style:family="table-column">
      <style:table-column-properties style:column-width="0.4653in" style:rel-column-width="4557*"/>
    </style:style>
    <style:style style:name="Таблица3.C" style:family="table-column">
      <style:table-column-properties style:column-width="0.5in" style:rel-column-width="4897*"/>
    </style:style>
    <style:style style:name="Таблица3.D" style:family="table-column">
      <style:table-column-properties style:column-width="1.9382in" style:rel-column-width="18978*"/>
    </style:style>
    <style:style style:name="Таблица3.E" style:family="table-column">
      <style:table-column-properties style:column-width="0.6063in" style:rel-column-width="5938*"/>
    </style:style>
    <style:style style:name="Таблица3.I" style:family="table-column">
      <style:table-column-properties style:column-width="0.6069in" style:rel-column-width="5944*"/>
    </style:style>
    <style:style style:name="Таблица3.A1" style:family="table-cell">
      <style:table-cell-properties fo:padding="0.0382in" fo:border-left="none" fo:border-right="none" fo:border-top="none" fo:border-bottom="0.0007in solid #000000"/>
    </style:style>
    <style:style style:name="Таблица3.2" style:family="table-row">
      <style:table-row-properties style:min-row-height="0.5514in"/>
    </style:style>
    <style:style style:name="Таблица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Таблица3.I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3.A3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Таблица3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3.D3" style:family="table-cell">
      <style:table-cell-properties fo:padding="0.0382in" fo:border-left="0.0007in solid #000000" fo:border-right="none" fo:border-top="none" fo:border-bottom="0.0007in solid #000000"/>
    </style:style>
    <style:style style:name="Таблица3.I3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Таблица3.A7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Таблица3.B7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3.D7" style:family="table-cell">
      <style:table-cell-properties fo:padding="0.0382in" fo:border-left="0.0007in solid #000000" fo:border-right="none" fo:border-top="none" fo:border-bottom="0.0347in solid #000000"/>
    </style:style>
    <style:style style:name="Таблица3.I7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0.7438in" style:rel-column-width="7281*"/>
    </style:style>
    <style:style style:name="Таблица1.I" style:family="table-column">
      <style:table-column-properties style:column-width="0.7444in" style:rel-column-width="7287*"/>
    </style:style>
    <style:style style:name="Таблица1.A1" style:family="table-cell">
      <style:table-cell-properties fo:padding="0.0382in" fo:border-left="none" fo:border-right="none" fo:border-top="none" fo:border-bottom="0.0007in solid #000000"/>
    </style:style>
    <style:style style:name="Таблица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Таблица1.I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1.D3" style:family="table-cell">
      <style:table-cell-properties fo:padding="0.0382in" fo:border-left="0.0007in solid #000000" fo:border-right="none" fo:border-top="none" fo:border-bottom="0.0007in solid #000000"/>
    </style:style>
    <style:style style:name="Таблица1.A4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Таблица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.I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11" style:family="paragraph" style:parent-style-name="Text_20_body">
      <style:text-properties fo:font-size="6pt" style:font-size-asian="6pt" style:font-size-complex="6pt"/>
    </style:style>
    <style:style style:name="P12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Text_20_body">
      <style:text-properties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2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style:letter-kerning="true" style:font-name-asian="Times New Roman" style:font-size-asian="8pt" style:font-name-complex="Times New Roman" style:font-size-complex="8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6" style:family="paragraph" style:parent-style-name="Standard" style:master-page-name="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transparent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style:font-name-complex="Ari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sub 58%" fo:language="en" fo:country="US" fo:font-style="italic" style:font-style-asian="italic" style:font-style-complex="italic"/>
    </style:style>
    <style:style style:name="T10" style:family="text">
      <style:text-properties style:text-position="sub 58%" fo:language="ru" fo:country="RU" fo:font-style="normal" style:font-style-asian="normal" style:font-style-complex="normal"/>
    </style:style>
    <style:style style:name="T11" style:family="text">
      <style:text-properties style:text-position="sub 58%" fo:font-style="italic" style:font-style-asian="italic" style:font-style-complex="italic"/>
    </style:style>
    <style:style style:name="T12" style:family="text">
      <style:text-properties style:text-position="sub 58%" fo:font-style="normal" style:font-style-asian="normal" style:font-style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text-underline-style="solid" style:text-underline-width="auto" style:text-underline-color="font-color" style:font-name-complex="Arial"/>
    </style:style>
    <style:style style:name="T17" style:family="text">
      <style:text-properties fo:language="en" fo:country="US" style:text-underline-style="none" style:font-name-complex="Arial"/>
    </style:style>
    <style:style style:name="T18" style:family="text">
      <style:text-properties fo:background-color="transparent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0% 100%" fo:language="en" fo:country="US" fo:font-style="normal" style:font-style-asian="normal" style:font-style-complex="normal"/>
    </style:style>
    <style:style style:name="T23" style:family="text">
      <style:text-properties style:font-name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font-name-complex="Arial"/>
    </style:style>
    <style:style style:name="T27" style:family="text">
      <style:text-properties fo:color="#ffffff" style:font-name-complex="Arial"/>
    </style:style>
    <style:style style:name="T28" style:family="text">
      <style:text-properties fo:color="#ffffff" style:text-underline-style="solid" style:text-underline-width="auto" style:text-underline-color="font-color" style:font-name-complex="Arial"/>
    </style:style>
    <style:style style:name="T29" style:family="text">
      <style:text-properties fo:font-size="11pt" style:font-size-asian="11pt" style:font-size-complex="11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ПРОТОКОЛ <text:span text:style-name="T1">ПОВЕРКИ</text:span></text:p>
      <text:p text:style-name="P23"/>
      <text:p text:style-name="P21"><text:span text:style-name="T26">поверки дозиметра типа </text:span><text:span text:style-name="T4">ДКГ</text:span><text:span text:style-name="T26">-</text:span><text:span text:style-name="T4">АТ2503</text:span></text:p>
      <text:p text:style-name="P24"><text:span text:style-name="T4"/></text:p>
      <text:p text:style-name="P22"><text:span text:style-name="T26">зав. № </text:span><text:span text:style-name="T25"><text:s/>$</text:span><text:span text:style-name="T16">serial</text:span><text:span text:style-name="T25"> </text:span><text:span text:style-name="T26"><text:s/></text:span><text:span text:style-name="T27">.</text:span><text:span text:style-name="T26"> </text:span></text:p>
      <text:p text:style-name="P22"><text:span text:style-name="T26">принадлежащего </text:span><text:span text:style-name="T28">.</text:span><text:span text:style-name="T25"> <text:s text:c="105"/></text:span><text:span text:style-name="T28">.</text:span></text:p>
      <text:p text:style-name="P26"/>
      <text:p text:style-name="P15">Поверка проводилась на базе УП «АТОМТЕХ», в нормальных климатических условиях при температуре <text:span text:style-name="T5">Т</text:span> = <text:span text:style-name="T24"><text:s/></text:span><text:span text:style-name="T6">$temp </text:span><text:s/>°<text:span text:style-name="T5">С</text:span>, атмосферном давлении <text:span text:style-name="T5">Р</text:span> = <text:span text:style-name="T24"><text:s text:c="5"/></text:span><text:s/>мм.рт.ст, относительной влажности воздуха <text:span text:style-name="T5">р</text:span> = <text:span text:style-name="T24"><text:s/></text:span><text:span text:style-name="T6">$vlag </text:span><text:s/>%, внешнем фоне γ-излучения <text:span text:style-name="T14">H</text:span>*(10) = <text:span text:style-name="T24"><text:s/></text:span><text:span text:style-name="T6">$bground </text:span><text:s/>мкЗв/ч, <text:s/>согласно методике, изложенной в МП. МН 743-99</text:p>
      <text:p text:style-name="P42"><text:span text:style-name="T1">1. </text:span>Эталонные средства измерений:</text:p>
      <text:p text:style-name="P38">- <text:span text:style-name="T13">$facility_110</text:span>;</text:p>
      <text:p text:style-name="P36">- <text:span text:style-name="T13">$facility_1</text:span>3<text:span text:style-name="T13">0</text:span>;</text:p>
      <text:p text:style-name="P43"><text:span text:style-name="T1">2. </text:span>Внешний осмотр и опробование БД:</text:p>
      <text:p text:style-name="P39">- документация<text:tab/></text:p>
      <text:p text:style-name="P39">- отсутствие механических повреждений<text:tab/></text:p>
      <text:p text:style-name="P40"><text:span text:style-name="T1">- наличие четких маркировочных надписей на БД и контрольном источнике<text:tab/></text:span></text:p>
      <text:p text:style-name="P37">- контроль работоспособности<text:tab/></text:p>
      <text:p text:style-name="P45">3. Определение метрологических характеристик:</text:p>
      <text:p text:style-name="P4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4"/>
        <table:table-column table:style-name="Таблица3.I"/>
        <table:table-header-rows>
          <table:table-row>
            <table:table-cell table:style-name="Таблица3.A1" table:number-columns-spanned="9" office:value-type="string">
              <text:p text:style-name="P44"><text:span text:style-name="T16">Определение основной относительной погрешности измерения м</text:span><text:span text:style-name="T25">ощности дозы гамма излучения</text:span><text:span text:style-name="T16"> </text:span><text:span text:style-name="T25">ДКГ-2503</text:span><text:span text:style-name="T16"> зав. №</text:span><text:span text:style-name="T17"> </text:span><text:span text:style-name="T16">$bd_num1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3.2">
          <table:table-cell table:style-name="Таблица3.A2" office:value-type="string">
            <text:p text:style-name="P5">Мощность <text:span text:style-name="T1">индивиду-ального</text:span> эквивалент<text:span text:style-name="T1">а</text:span> дозы в <text:span text:style-name="T1">контрольной</text:span> точке <text:span text:style-name="T5">Ḣ</text:span><text:span text:style-name="T9">oi</text:span></text:p>
          </table:table-cell>
          <table:table-cell table:style-name="Таблица3.B2" office:value-type="string">
            <text:p text:style-name="P3">Номер источ-ника</text:p>
          </table:table-cell>
          <table:table-cell table:style-name="Таблица3.B2" office:value-type="string">
            <text:p text:style-name="P3">Рассто-яние до источ-ника, </text:p>
            <text:p text:style-name="P6">R, см</text:p>
          </table:table-cell>
          <table:table-cell table:style-name="Таблица3.B2" office:value-type="string">
            <text:p text:style-name="P12">Показания прибора</text:p>
          </table:table-cell>
          <table:table-cell table:style-name="Таблица3.B2" office:value-type="string">
            <text:p text:style-name="P20">Среднее значение, </text:p>
            <text:p text:style-name="P10"><text:span text:style-name="T14">H</text:span><text:span text:style-name="T9">pi</text:span><text:span text:style-name="T22">(10)</text:span></text:p>
          </table:table-cell>
          <table:table-cell table:style-name="Таблица3.B2" office:value-type="string">
            <text:p text:style-name="P8"><text:span text:style-name="T2">Относи-тельная</text:span><text:span text:style-name="T18"> </text:span><text:span text:style-name="T2">погреш-ность</text:span><text:span text:style-name="T18"> </text:span><text:span text:style-name="T2">измере-ния</text:span> </text:p>
            <text:p text:style-name="P8"><text:span text:style-name="T3">θ</text:span><text:span text:style-name="T10">пр</text:span><text:span text:style-name="T9">i</text:span><text:span text:style-name="T1">,</text:span> %</text:p>
          </table:table-cell>
          <table:table-cell table:style-name="Таблица3.B2" office:value-type="string">
            <text:p text:style-name="P28"><text:span text:style-name="T13">Относи-тельное</text:span> средне <text:span text:style-name="T13">квадрати-ческое</text:span> <text:span text:style-name="T13">отклоне-ние</text:span>, <text:span text:style-name="T13">S</text:span></text:p>
          </table:table-cell>
          <table:table-cell table:style-name="Таблица3.B2" office:value-type="string">
            <text:p text:style-name="P9"><text:span text:style-name="T1">Довери-тель</text:span>ная граница погреш-ности измере-ния <text:span text:style-name="T15">Δ</text:span><text:span text:style-name="T9">i</text:span><text:span text:style-name="T13">,</text:span> %</text:p>
          </table:table-cell>
          <table:table-cell table:style-name="Таблица3.I2" office:value-type="string">
            <text:p text:style-name="P2"><text:span text:style-name="T19">Предел основной </text:span><text:span text:style-name="T1">относи-тельной</text:span> <text:span text:style-name="T13">погреш-ности</text:span>, </text:p>
            <text:p text:style-name="P2">%</text:p>
          </table:table-cell>
        </table:table-row>
        <table:table-row>
          <table:table-cell table:style-name="Таблица3.A3" office:value-type="string">
            <text:p text:style-name="P14">Фон</text:p>
          </table:table-cell>
          <table:table-cell table:style-name="Таблица3.B3" office:value-type="string">
            <text:p text:style-name="P13">---</text:p>
          </table:table-cell>
          <table:table-cell table:style-name="Таблица3.B3" office:value-type="string">
            <text:p text:style-name="P13">---</text:p>
          </table:table-cell>
          <table:table-cell table:style-name="Таблица3.D3" office:value-type="string">
            <text:section text:style-name="Sect1" text:name="Раздел5">
              <text:p text:style-name="P13">$1-bg0</text:p>
              <text:p text:style-name="P13">$1-bg1</text:p>
              <text:p text:style-name="P13">$1-bg2</text:p>
              <text:p text:style-name="P13">$1-bg3</text:p>
              <text:p text:style-name="P13">$1-bg4</text:p>
              <text:p text:style-name="P13">$1-bg5</text:p>
              <text:p text:style-name="P13">$1-bg6</text:p>
              <text:p text:style-name="P13">$1-bg7</text:p>
              <text:p text:style-name="P14"/>
            </text:section>
          </table:table-cell>
          <table:table-cell table:style-name="Таблица3.B3" office:value-type="string">
            <text:p text:style-name="P4">$1-av-bg</text:p>
          </table:table-cell>
          <table:table-cell table:style-name="Таблица3.B3" office:value-type="string">
            <text:p text:style-name="P4">---</text:p>
          </table:table-cell>
          <table:table-cell table:style-name="Таблица3.B3" office:value-type="string">
            <text:p text:style-name="P4">---</text:p>
          </table:table-cell>
          <table:table-cell table:style-name="Таблица3.B3" office:value-type="string">
            <text:p text:style-name="P4">---</text:p>
          </table:table-cell>
          <table:table-cell table:style-name="Таблица3.I3" office:value-type="string">
            <text:p text:style-name="P7">---</text:p>
          </table:table-cell>
        </table:table-row>
        <table:table-row>
          <table:table-cell table:style-name="Таблица3.A3" office:value-type="string">
            <text:p text:style-name="P3">0.80 мкЗв/ч</text:p>
          </table:table-cell>
          <table:table-cell table:style-name="Таблица3.B3" office:value-type="string">
            <text:p text:style-name="P4">$1-n0</text:p>
          </table:table-cell>
          <table:table-cell table:style-name="Таблица3.B3" office:value-type="string">
            <text:p text:style-name="P4">$1-d0</text:p>
          </table:table-cell>
          <table:table-cell table:style-name="Таблица3.D3" office:value-type="string">
            <text:section text:style-name="Sect1" text:name="Раздел1">
              <text:p text:style-name="P13">$1-m00</text:p>
              <text:p text:style-name="P13">$1-m01</text:p>
              <text:p text:style-name="P13">$1-m02</text:p>
              <text:p text:style-name="P13">$1-m03</text:p>
              <text:p text:style-name="P13">$1-m04</text:p>
              <text:p text:style-name="P13">$1-m05</text:p>
              <text:p text:style-name="P13">$1-m06</text:p>
              <text:p text:style-name="P13">$1-m07</text:p>
              <text:p text:style-name="P13"/>
            </text:section>
          </table:table-cell>
          <table:table-cell table:style-name="Таблица3.B3" office:value-type="string">
            <text:p text:style-name="P4">$1-av0</text:p>
          </table:table-cell>
          <table:table-cell table:style-name="Таблица3.B3" office:value-type="string">
            <text:p text:style-name="P4">$1-o0</text:p>
          </table:table-cell>
          <table:table-cell table:style-name="Таблица3.B3" office:value-type="string">
            <text:p text:style-name="P4">$1-q0</text:p>
          </table:table-cell>
          <table:table-cell table:style-name="Таблица3.B3" office:value-type="string">
            <text:p text:style-name="P4">$1-do0</text:p>
          </table:table-cell>
          <table:table-cell table:style-name="Таблица3.I3" office:value-type="string">
            <text:p text:style-name="P3">±<text:span text:style-name="T1">33.8</text:span></text:p>
          </table:table-cell>
        </table:table-row>
        <table:table-row>
          <table:table-cell table:style-name="Таблица3.A3" office:value-type="string">
            <text:p text:style-name="P3">4.0 мЗв/ч</text:p>
          </table:table-cell>
          <table:table-cell table:style-name="Таблица3.B3" office:value-type="string">
            <text:p text:style-name="P4">$1-n1</text:p>
          </table:table-cell>
          <table:table-cell table:style-name="Таблица3.B3" office:value-type="string">
            <text:p text:style-name="P4">$1-d1</text:p>
          </table:table-cell>
          <table:table-cell table:style-name="Таблица3.D3" office:value-type="string">
            <text:section text:style-name="Sect1" text:name="Раздел2">
              <text:p text:style-name="P1">$1-m10</text:p>
              <text:p text:style-name="P13">$1-m11</text:p>
              <text:p text:style-name="P13">$1-m12</text:p>
              <text:p text:style-name="P13">$1-m13</text:p>
              <text:p text:style-name="P13">$1-m14</text:p>
            </text:section>
          </table:table-cell>
          <table:table-cell table:style-name="Таблица3.B3" office:value-type="string">
            <text:p text:style-name="P4">$1-av1</text:p>
          </table:table-cell>
          <table:table-cell table:style-name="Таблица3.B3" office:value-type="string">
            <text:p text:style-name="P4">$1-o1</text:p>
          </table:table-cell>
          <table:table-cell table:style-name="Таблица3.B3" office:value-type="string">
            <text:p text:style-name="P4">$1-q1</text:p>
          </table:table-cell>
          <table:table-cell table:style-name="Таблица3.B3" office:value-type="string">
            <text:p text:style-name="P4">$1-do1</text:p>
          </table:table-cell>
          <table:table-cell table:style-name="Таблица3.I3" office:value-type="string">
            <text:p text:style-name="P3">±<text:span text:style-name="T1">15</text:span></text:p>
          </table:table-cell>
        </table:table-row>
        <table:table-row>
          <table:table-cell table:style-name="Таблица3.A3" office:value-type="string">
            <text:p text:style-name="P3">80,0 мЗв/ч</text:p>
          </table:table-cell>
          <table:table-cell table:style-name="Таблица3.B3" office:value-type="string">
            <text:p text:style-name="P4">$1-n2</text:p>
          </table:table-cell>
          <table:table-cell table:style-name="Таблица3.B3" office:value-type="string">
            <text:p text:style-name="P4">$1-d2</text:p>
          </table:table-cell>
          <table:table-cell table:style-name="Таблица3.D3" office:value-type="string">
            <text:section text:style-name="Sect1" text:name="Раздел3">
              <text:p text:style-name="P1">$1-m20</text:p>
              <text:p text:style-name="P13">$1-m21</text:p>
              <text:p text:style-name="P13">$1-m22</text:p>
              <text:p text:style-name="P13">$1-m23</text:p>
              <text:p text:style-name="P13">$1-m24</text:p>
            </text:section>
          </table:table-cell>
          <table:table-cell table:style-name="Таблица3.B3" office:value-type="string">
            <text:p text:style-name="P4">$1-av2</text:p>
          </table:table-cell>
          <table:table-cell table:style-name="Таблица3.B3" office:value-type="string">
            <text:p text:style-name="P4">$1-o2</text:p>
          </table:table-cell>
          <table:table-cell table:style-name="Таблица3.B3" office:value-type="string">
            <text:p text:style-name="P4">$1-q2</text:p>
          </table:table-cell>
          <table:table-cell table:style-name="Таблица3.B3" office:value-type="string">
            <text:p text:style-name="P4">$1-do2</text:p>
          </table:table-cell>
          <table:table-cell table:style-name="Таблица3.I3" office:value-type="string">
            <text:p text:style-name="P3">±<text:span text:style-name="T1">15.4</text:span></text:p>
          </table:table-cell>
        </table:table-row>
        <table:table-row>
          <table:table-cell table:style-name="Таблица3.A7" office:value-type="string">
            <text:p text:style-name="P3"><text:span text:style-name="T1">4</text:span>00 мЗв/ч</text:p>
          </table:table-cell>
          <table:table-cell table:style-name="Таблица3.B7" office:value-type="string">
            <text:p text:style-name="P4">$1-n3</text:p>
          </table:table-cell>
          <table:table-cell table:style-name="Таблица3.B7" office:value-type="string">
            <text:p text:style-name="P4">$1-d3</text:p>
          </table:table-cell>
          <table:table-cell table:style-name="Таблица3.D7" office:value-type="string">
            <text:section text:style-name="Sect1" text:name="Раздел4">
              <text:p text:style-name="P1">$1-m30</text:p>
              <text:p text:style-name="P13">$1-m31</text:p>
              <text:p text:style-name="P13">$1-m32</text:p>
              <text:p text:style-name="P13">$1-m33</text:p>
              <text:p text:style-name="P13">$1-m34</text:p>
            </text:section>
          </table:table-cell>
          <table:table-cell table:style-name="Таблица3.B7" office:value-type="string">
            <text:p text:style-name="P4">$1-av3</text:p>
          </table:table-cell>
          <table:table-cell table:style-name="Таблица3.B7" office:value-type="string">
            <text:p text:style-name="P4">$1-o3</text:p>
          </table:table-cell>
          <table:table-cell table:style-name="Таблица3.B7" office:value-type="string">
            <text:p text:style-name="P4">$1-q3</text:p>
          </table:table-cell>
          <table:table-cell table:style-name="Таблица3.B7" office:value-type="string">
            <text:p text:style-name="P4">$1-do3</text:p>
          </table:table-cell>
          <table:table-cell table:style-name="Таблица3.I7" office:value-type="string">
            <text:p text:style-name="P3">±<text:span text:style-name="T1">17.0</text:span></text:p>
          </table:table-cell>
        </table:table-row>
      </table:table>
      <text:p text:style-name="P11"/>
      <table:table table:name="Таблица1" table:style-name="Таблица1">
        <table:table-column table:style-name="Таблица1.A" table:number-columns-repeated="8"/>
        <table:table-column table:style-name="Таблица1.I"/>
        <table:table-row>
          <table:table-cell table:style-name="Таблица1.A1" table:number-columns-spanned="9" office:value-type="string">
            <text:p text:style-name="P44"><text:span text:style-name="T16">Определение основной относительной погрешности измерения </text:span><text:span text:style-name="T25">дозы гамма излучения</text:span><text:span text:style-name="T16"> </text:span><text:span text:style-name="T25">ДКГ-2503</text:span><text:span text:style-name="T16"> зав. №</text:span><text:span text:style-name="T17"> </text:span><text:span text:style-name="T16">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14"><text:span text:style-name="T13">Действи-тельное</text:span> значение <text:span text:style-name="T23">эквивалента дозы,</text:span></text:p>
            <text:p text:style-name="P14"><text:span text:style-name="T14">H</text:span><text:span text:style-name="T9">p</text:span><text:span text:style-name="T8">0</text:span><text:span text:style-name="T13">(10)</text:span></text:p>
          </table:table-cell>
          <table:table-cell table:style-name="Таблица1.B2" table:number-rows-spanned="2" office:value-type="string">
            <text:p text:style-name="P3">Номер источника</text:p>
          </table:table-cell>
          <table:table-cell table:style-name="Таблица1.B2" table:number-rows-spanned="2" office:value-type="string">
            <text:p text:style-name="P18"><text:s text:c="2"/>d, <text:span text:style-name="T1">см <text:s/></text:span></text:p>
            <text:p text:style-name="P19">t, <text:span text:style-name="T1">мин</text:span></text:p>
          </table:table-cell>
          <table:table-cell table:style-name="Таблица1.B2" table:number-columns-spanned="3" office:value-type="string">
            <text:p text:style-name="P14">Показания прибора</text:p>
          </table:table-cell>
          <table:covered-table-cell/>
          <table:covered-table-cell/>
          <table:table-cell table:style-name="Таблица1.B2" table:number-rows-spanned="2" office:value-type="string">
            <text:p text:style-name="P3"><text:span text:style-name="T2">Относи-тельная</text:span><text:span text:style-name="T18"> </text:span><text:span text:style-name="T2">погреш-ность</text:span><text:span text:style-name="T18"> </text:span><text:span text:style-name="T2">измерения</text:span> </text:p>
            <text:p text:style-name="P3"><text:span text:style-name="T3">θ</text:span><text:span text:style-name="T10">пр</text:span><text:span text:style-name="T9">i</text:span><text:span text:style-name="T1">,</text:span> %</text:p>
          </table:table-cell>
          <table:table-cell table:style-name="Таблица1.B2" table:number-rows-spanned="2" office:value-type="string">
            <text:p text:style-name="P35"><text:span text:style-name="T1">Довери-тель</text:span>ная граница погреш-ности измерения <text:span text:style-name="T15">Δ</text:span><text:span text:style-name="T9">i</text:span><text:span text:style-name="T13">,</text:span> %</text:p>
          </table:table-cell>
          <table:table-cell table:style-name="Таблица1.I2" table:number-rows-spanned="2" office:value-type="string">
            <text:p text:style-name="P33"><text:span text:style-name="T20">Предел основной </text:span><text:span text:style-name="T1">относи-тельной</text:span> <text:span text:style-name="T13">погреш-ности,</text:span>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Таблица1.D3" office:value-type="string">
            <text:p text:style-name="P14"><text:span text:style-name="T14">H</text:span><text:span text:style-name="T9">pi</text:span><text:span text:style-name="T13">(10)</text:span></text:p>
          </table:table-cell>
          <table:table-cell table:style-name="Таблица1.D3" office:value-type="string">
            <text:p text:style-name="P14"><text:span text:style-name="T14">H</text:span><text:span text:style-name="T9">pi</text:span><text:span text:style-name="T13">(10)</text:span><text:span text:style-name="T7">изм.</text:span></text:p>
          </table:table-cell>
          <table:table-cell table:style-name="Таблица1.D3" office:value-type="string">
            <text:p text:style-name="P14"><text:span text:style-name="T14">H</text:span><text:span text:style-name="T9">pi</text:span><text:span text:style-name="T15">(10)</text:span><text:span text:style-name="T12">изм</text:span><text:span text:style-name="T11">.</text:span><text:span text:style-name="T21">-</text:span><text:span text:style-name="T14">H</text:span><text:span text:style-name="T9">p</text:span><text:span text:style-name="T8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3">4.0 мЗв</text:p>
          </table:table-cell>
          <table:table-cell table:style-name="Таблица1.B4" office:value-type="string">
            <text:p text:style-name="P4">$1-n2</text:p>
          </table:table-cell>
          <table:table-cell table:style-name="Таблица1.B4" office:value-type="string">
            <text:p text:style-name="P31"><text:s text:c="2"/>$1-d2 <text:s/></text:p>
            <text:p text:style-name="P32">180c</text:p>
          </table:table-cell>
          <table:table-cell table:style-name="Таблица1.B4" office:value-type="string">
            <text:p text:style-name="P4">$1-d_dev</text:p>
          </table:table-cell>
          <table:table-cell table:style-name="Таблица1.B4" office:value-type="string">
            <text:p text:style-name="P4">$1-dose</text:p>
          </table:table-cell>
          <table:table-cell table:style-name="Таблица1.B4" office:value-type="string">
            <text:p text:style-name="P4">$1-d_res</text:p>
          </table:table-cell>
          <table:table-cell table:style-name="Таблица1.B4" office:value-type="string">
            <text:p text:style-name="P4">$1-o_pog</text:p>
          </table:table-cell>
          <table:table-cell table:style-name="Таблица1.B4" office:value-type="string">
            <text:p text:style-name="P4">$1-d_gran</text:p>
          </table:table-cell>
          <table:table-cell table:style-name="Таблица1.I4" office:value-type="string">
            <text:p text:style-name="P3">±<text:span text:style-name="T1">15.4</text:span>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417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11T08:55:50.69</meta:creation-date>
    <dc:date>2020-02-13T11:00:51.41</dc:date>
    <meta:editing-duration>PT5H13M4S</meta:editing-duration>
    <meta:editing-cycles>23</meta:editing-cycles>
    <meta:generator>OpenOffice/4.1.6$Win32 OpenOffice.org_project/416m1$Build-9790</meta:generator>
    <meta:document-statistic meta:table-count="2" meta:image-count="0" meta:object-count="0" meta:page-count="1" meta:paragraph-count="124" meta:word-count="276" meta:character-count="2093"/>
  </office:meta>
</office:document-meta>
</file>